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e8b9" officeooo:paragraph-rsid="000ae8b9"/>
    </style:style>
    <style:style style:name="P2" style:family="paragraph" style:parent-style-name="Standard">
      <style:text-properties officeooo:rsid="000cd70e" officeooo:paragraph-rsid="000cd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mpt:<text:line-break/>```</text:p>
      <text:p text:style-name="P2">Project 1 Morse Code LED or LCD System Development<text:line-break/>Project - Hello World<text:line-break/>Develop a C or C++ (or whatever other language you prefer) application<text:line-break/>which executes on an Arduino and displays a user typed string, such as<text:line-break/>“Hello World”, as Morse Code on an LED (or several LEDs), or an LCD.<text:line-break/>Implement all of the Morse Code letters.<text:line-break/>Design using a Round Robbin Design where in a loop it waits for a string,<text:line-break/>displays it in Morse Code, and only exits the loop if a sentinel is entered,<text:line-break/>such as ctrl-z<text:line-break/>This Application can be developed using the Arduino Sketch, AVRDude, AVR<text:line-break/>Studio, or WinAVR.<text:line-break/>Submit per directions in “Project Submission.docx</text:p>
      <text:p text:style-name="P2">```</text:p>
      <text:p text:style-name="P1"/>
      <text:p text:style-name="P1">Intro</text:p>
      <text:p text:style-name="P1"/>
      <text:p text:style-name="P1">Requirements</text:p>
      <text:p text:style-name="P1"/>
      <text:p text:style-name="P1">Design</text:p>
      <text:p text:style-name="P1"/>
      <text:p text:style-name="P1">Implementation</text:p>
      <text:p text:style-name="P1"/>
      <text:p text:style-name="P1">Demo</text:p>
      <text:p text:style-name="P1"/>
      <text:p text:style-name="P1">Referenc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4:02:25.214083154</meta:creation-date>
    <dc:date>2024-02-03T14:04:06.056865026</dc:date>
    <meta:editing-duration>PT1M40S</meta:editing-duration>
    <meta:editing-cycles>2</meta:editing-cycles>
    <meta:generator>LibreOffice/7.6.2.1$MacOSX_AARCH64 LibreOffice_project/56f7684011345957bbf33a7ee678afaf4d2ba333</meta:generator>
    <meta:document-statistic meta:table-count="0" meta:image-count="0" meta:object-count="0" meta:page-count="1" meta:paragraph-count="9" meta:word-count="121" meta:character-count="697" meta:non-whitespace-character-count="585"/>
  </office:meta>
</office:document-meta>
</file>